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Roboto Mono" svg:font-family="'Roboto Mono', monospace"/>
    <style:font-face style:name="Roboto" svg:font-family="Roboto, sans-serif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fo:color="#ff0000" style:font-name="Times New Roman" fo:font-size="14pt" fo:language="ru" fo:country="RU" style:letter-kerning="tru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ce181e" fo:language="ru" fo:country="RU" style:letter-kerning="true" fo:hyphenate="false" fo:hyphenation-remain-char-count="2" fo:hyphenation-push-char-count="2"/>
    </style:style>
    <style:style style:name="P9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1" style:family="paragraph" style:parent-style-name="Table">
      <style:paragraph-properties fo:margin-left="0in" fo:margin-right="0in" fo:orphans="2" fo:widows="2" fo:hyphenation-ladder-count="no-limit" fo:text-indent="0in" style:auto-text-indent="false" fo:keep-with-next="always" text:number-lines="false" text:line-number="0" style:text-autospace="ideograph-alpha" style:punctuation-wrap="hanging" style:line-break="strict" style:writing-mode="lr-tb"/>
      <style:text-properties style:use-window-font-color="true" style:font-name="Times New Roman" fo:language="ru" fo:country="RU" style:letter-kerning="true" fo:hyphenate="false" fo:hyphenation-remain-char-count="2" fo:hyphenation-push-char-count="2"/>
    </style:style>
    <style:style style:name="P12" style:family="paragraph" style:parent-style-name="Table_20_Contents" style:master-page-name="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13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fo:font-style="normal" fo:font-weight="normal" style:letter-kerning="true" fo:hyphenate="false" fo:hyphenation-remain-char-count="2" fo:hyphenation-push-char-count="2"/>
    </style:style>
    <style:style style:name="P17" style:family="paragraph" style:parent-style-name="Standard" style:list-style-name="L21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fo:font-style="normal" fo:font-weight="bold" officeooo:rsid="0009616f" officeooo:paragraph-rsid="0009616f" style:letter-kerning="true" style:font-weight-asian="bold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font-size="11pt" fo:language="ru" fo:country="RU" fo:font-style="italic" style:letter-kerning="true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officeooo:paragraph-rsid="000c9e70" style:letter-kerning="true" fo:hyphenate="false" fo:hyphenation-remain-char-count="2" fo:hyphenation-push-char-count="2"/>
    </style:style>
    <style:style style:name="P21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2" style:family="paragraph" style:parent-style-name="Standard" style:list-style-name="L15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f7c9" fo:hyphenate="false" fo:hyphenation-remain-char-count="2" fo:hyphenation-push-char-count="2"/>
    </style:style>
    <style:style style:name="P23" style:family="paragraph" style:parent-style-name="Standard" style:list-style-name="L15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c590" fo:hyphenate="false" fo:hyphenation-remain-char-count="2" fo:hyphenation-push-char-count="2"/>
    </style:style>
    <style:style style:name="P24" style:family="paragraph" style:parent-style-name="Standard" style:list-style-name="L6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c590" fo:hyphenate="false" fo:hyphenation-remain-char-count="2" fo:hyphenation-push-char-count="2"/>
    </style:style>
    <style:style style:name="P25" style:family="paragraph" style:parent-style-name="Standard" style:list-style-name="L6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f7c9" fo:hyphenate="false" fo:hyphenation-remain-char-count="2" fo:hyphenation-push-char-count="2"/>
    </style:style>
    <style:style style:name="P26" style:family="paragraph" style:parent-style-name="Standard" style:list-style-name="L13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f7c9" fo:hyphenate="false" fo:hyphenation-remain-char-count="2" fo:hyphenation-push-char-count="2"/>
    </style:style>
    <style:style style:name="P27" style:family="paragraph" style:parent-style-name="Standard" style:list-style-name="L14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c590" fo:hyphenate="false" fo:hyphenation-remain-char-count="2" fo:hyphenation-push-char-count="2"/>
    </style:style>
    <style:style style:name="P28" style:family="paragraph" style:parent-style-name="Standard" style:list-style-name="L12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c590" fo:hyphenate="false" fo:hyphenation-remain-char-count="2" fo:hyphenation-push-char-count="2"/>
    </style:style>
    <style:style style:name="P29" style:family="paragraph" style:parent-style-name="Standard" style:list-style-name="L18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9616f" fo:hyphenate="false" fo:hyphenation-remain-char-count="2" fo:hyphenation-push-char-count="2"/>
    </style:style>
    <style:style style:name="P30" style:family="paragraph" style:parent-style-name="Standard" style:list-style-name="L16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9616f" fo:hyphenate="false" fo:hyphenation-remain-char-count="2" fo:hyphenation-push-char-count="2"/>
    </style:style>
    <style:style style:name="P31" style:family="paragraph" style:parent-style-name="Standard" style:list-style-name="L16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f7c9" fo:hyphenate="false" fo:hyphenation-remain-char-count="2" fo:hyphenation-push-char-count="2"/>
    </style:style>
    <style:style style:name="P32" style:family="paragraph" style:parent-style-name="Standard" style:list-style-name="L17">
      <style:paragraph-properties fo:hyphenation-ladder-count="no-limit" style:text-autospace="ideograph-alpha" style:punctuation-wrap="hanging" style:line-break="strict" style:writing-mode="lr-tb"/>
      <style:text-properties fo:language="ru" fo:country="RU" officeooo:paragraph-rsid="0008f7c9" fo:hyphenate="false" fo:hyphenation-remain-char-count="2" fo:hyphenation-push-char-count="2"/>
    </style:style>
    <style:style style:name="P33" style:family="paragraph" style:parent-style-name="Standard" style:list-style-name="L14">
      <style:paragraph-properties fo:hyphenation-ladder-count="no-limit" style:text-autospace="ideograph-alpha" style:punctuation-wrap="hanging" style:line-break="strict" style:writing-mode="lr-tb"/>
      <style:text-properties fo:language="ru" fo:country="RU" fo:font-weight="bold" officeooo:rsid="0008f7c9" officeooo:paragraph-rsid="0008f7c9" style:font-weight-asian="bold" style:font-weight-complex="bold" fo:hyphenate="false" fo:hyphenation-remain-char-count="2" fo:hyphenation-push-char-count="2"/>
    </style:style>
    <style:style style:name="P34" style:family="paragraph" style:parent-style-name="Standard" style:list-style-name="L18">
      <style:paragraph-properties fo:hyphenation-ladder-count="no-limit" style:text-autospace="ideograph-alpha" style:punctuation-wrap="hanging" style:line-break="strict" style:writing-mode="lr-tb"/>
      <style:text-properties fo:language="ru" fo:country="RU" fo:font-weight="bold" officeooo:paragraph-rsid="0009616f" style:font-weight-asian="bold" style:font-weight-complex="bold" fo:hyphenate="false" fo:hyphenation-remain-char-count="2" fo:hyphenation-push-char-count="2"/>
    </style:style>
    <style:style style:name="P35" style:family="paragraph" style:parent-style-name="Standard" style:list-style-name="L21">
      <style:paragraph-properties fo:hyphenation-ladder-count="no-limit" style:text-autospace="ideograph-alpha" style:punctuation-wrap="hanging" style:line-break="strict" style:writing-mode="lr-tb"/>
      <style:text-properties fo:language="ru" fo:country="RU" fo:font-weight="bold" officeooo:paragraph-rsid="0009616f" style:font-weight-asian="bold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language="ru" fo:country="RU" fo:font-weight="bold" officeooo:rsid="000b0cbd" officeooo:paragraph-rsid="000b0cbd" style:font-weight-asian="bold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language="ru" fo:country="RU" fo:font-weight="bold" officeooo:rsid="000b7542" officeooo:paragraph-rsid="000b7542" style:font-weight-asian="bold" style:font-weight-complex="bold" fo:hyphenate="false" fo:hyphenation-remain-char-count="2" fo:hyphenation-push-char-count="2"/>
    </style:style>
    <style:style style:name="P38" style:family="paragraph" style:parent-style-name="Standard" style:list-style-name="L14">
      <style:paragraph-properties fo:hyphenation-ladder-count="no-limit" style:text-autospace="ideograph-alpha" style:punctuation-wrap="hanging" style:line-break="strict" style:writing-mode="lr-tb"/>
      <style:text-properties fo:language="ru" fo:country="RU" officeooo:rsid="0008f7c9" officeooo:paragraph-rsid="0008f7c9" fo:hyphenate="false" fo:hyphenation-remain-char-count="2" fo:hyphenation-push-char-count="2"/>
    </style:style>
    <style:style style:name="P39" style:family="paragraph" style:parent-style-name="Standard" style:list-style-name="L12">
      <style:paragraph-properties fo:hyphenation-ladder-count="no-limit" style:text-autospace="ideograph-alpha" style:punctuation-wrap="hanging" style:line-break="strict" style:writing-mode="lr-tb"/>
      <style:text-properties fo:language="ru" fo:country="RU" officeooo:rsid="0008f7c9" officeooo:paragraph-rsid="0008f7c9" fo:hyphenate="false" fo:hyphenation-remain-char-count="2" fo:hyphenation-push-char-count="2"/>
    </style:style>
    <style:style style:name="P40" style:family="paragraph" style:parent-style-name="Standard" style:list-style-name="L12">
      <style:paragraph-properties fo:hyphenation-ladder-count="no-limit" style:text-autospace="ideograph-alpha" style:punctuation-wrap="hanging" style:line-break="strict" style:writing-mode="lr-tb"/>
      <style:text-properties fo:language="ru" fo:country="RU" officeooo:rsid="0008f7c9" officeooo:paragraph-rsid="0009616f" fo:hyphenate="false" fo:hyphenation-remain-char-count="2" fo:hyphenation-push-char-count="2"/>
    </style:style>
    <style:style style:name="P41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language="ru" fo:country="RU" officeooo:rsid="000b0cbd" officeooo:paragraph-rsid="000b0cbd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fo:language="ru" fo:country="RU" officeooo:paragraph-rsid="0008c590" fo:hyphenate="false" fo:hyphenation-remain-char-count="2" fo:hyphenation-push-char-count="2"/>
    </style:style>
    <style:style style:name="P4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style:letter-kerning="true" fo:hyphenate="false" fo:hyphenation-remain-char-count="2" fo:hyphenation-push-char-count="2"/>
    </style:style>
    <style:style style:name="P44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45" style:family="paragraph" style:parent-style-name="Table_20_Contents" style:list-style-name="L1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46" style:family="paragraph" style:parent-style-name="Table_20_Contents" style:list-style-name="L2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47" style:family="paragraph" style:parent-style-name="Heading_20_2">
      <style:paragraph-properties fo:margin-left="0in" fo:margin-right="0in" fo:line-height="150%" fo:text-align="start" style:justify-single-word="false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48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49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fo:language="ru" fo:country="RU" fo:hyphenate="false" fo:hyphenation-remain-char-count="2" fo:hyphenation-push-char-count="2"/>
    </style:style>
    <style:style style:name="T1" style:family="text">
      <style:text-properties fo:text-transform="uppercase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616f" style:font-weight-asian="bold" style:font-weight-complex="bold"/>
    </style:style>
    <style:style style:name="T5" style:family="text">
      <style:text-properties fo:font-weight="bold" officeooo:rsid="0008f7c9" style:font-weight-asian="bold" style:font-weight-complex="bold"/>
    </style:style>
    <style:style style:name="T6" style:family="text">
      <style:text-properties fo:color="#ff0000" fo:font-weight="bold"/>
    </style:style>
    <style:style style:name="T7" style:family="text">
      <style:text-properties fo:color="#000000"/>
    </style:style>
    <style:style style:name="T8" style:family="text">
      <style:text-properties fo:color="#000000" fo:font-weight="bold"/>
    </style:style>
    <style:style style:name="T9" style:family="text">
      <style:text-properties fo:color="#000000" fo:font-weight="bold" officeooo:rsid="00063cbb"/>
    </style:style>
    <style:style style:name="T10" style:family="text">
      <style:text-properties fo:color="#000000" fo:font-style="normal"/>
    </style:style>
    <style:style style:name="T11" style:family="text">
      <style:text-properties fo:color="#000000" fo:font-style="normal" officeooo:rsid="0009616f" style:letter-kerning="true"/>
    </style:style>
    <style:style style:name="T12" style:family="text">
      <style:text-properties fo:color="#000000" officeooo:rsid="00075979"/>
    </style:style>
    <style:style style:name="T13" style:family="text">
      <style:text-properties fo:color="#000000" officeooo:rsid="000c9e70"/>
    </style:style>
    <style:style style:name="T14" style:family="text">
      <style:text-properties fo:font-variant="normal" fo:text-transform="none" style:use-window-font-color="true" fo:language="ru" fo:country="RU" style:letter-kerning="true"/>
    </style:style>
    <style:style style:name="T15" style:family="text">
      <style:text-properties fo:font-variant="normal" fo:text-transform="none" style:use-window-font-color="true" fo:language="ru" fo:country="RU" officeooo:rsid="00063cbb" style:letter-kerning="true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fo:language="none" fo:country="none" style:letter-kerning="true"/>
    </style:style>
    <style:style style:name="T18" style:family="text">
      <style:text-properties style:use-window-font-color="true" fo:language="none" fo:country="none" fo:font-weight="normal" style:letter-kerning="true" style:font-weight-asian="normal" style:font-weight-complex="normal"/>
    </style:style>
    <style:style style:name="T19" style:family="text">
      <style:text-properties style:use-window-font-color="true" fo:font-weight="normal" style:letter-kerning="true" style:font-weight-asian="normal" style:font-weight-complex="normal"/>
    </style:style>
    <style:style style:name="T20" style:family="text">
      <style:text-properties style:use-window-font-color="true" fo:font-weight="normal" officeooo:rsid="0008c590" style:letter-kerning="true" style:font-weight-asian="normal" style:font-weight-complex="normal"/>
    </style:style>
    <style:style style:name="T21" style:family="text">
      <style:text-properties style:use-window-font-color="true" fo:font-weight="normal" officeooo:rsid="0008f7c9" style:letter-kerning="true" style:font-weight-asian="normal" style:font-weight-complex="normal"/>
    </style:style>
    <style:style style:name="T22" style:family="text">
      <style:text-properties style:use-window-font-color="true" fo:font-weight="normal" officeooo:rsid="000b7542" style:letter-kerning="true" style:font-weight-asian="normal" style:font-weight-complex="normal"/>
    </style:style>
    <style:style style:name="T23" style:family="text">
      <style:text-properties style:use-window-font-color="true" fo:font-weight="bold" style:letter-kerning="true" style:font-weight-asian="bold" style:font-weight-complex="bold"/>
    </style:style>
    <style:style style:name="T24" style:family="text">
      <style:text-properties style:use-window-font-color="true" fo:font-weight="bold" officeooo:rsid="0008c590" style:letter-kerning="true" style:font-weight-asian="bold" style:font-weight-complex="bold"/>
    </style:style>
    <style:style style:name="T25" style:family="text">
      <style:text-properties style:use-window-font-color="true" fo:font-weight="bold" officeooo:rsid="0008f7c9" style:letter-kerning="true" style:font-weight-asian="bold" style:font-weight-complex="bold"/>
    </style:style>
    <style:style style:name="T26" style:family="text">
      <style:text-properties style:use-window-font-color="true" style:letter-kerning="true"/>
    </style:style>
    <style:style style:name="T27" style:family="text">
      <style:text-properties style:use-window-font-color="true" officeooo:rsid="0008c590" style:letter-kerning="true"/>
    </style:style>
    <style:style style:name="T28" style:family="text">
      <style:text-properties style:use-window-font-color="true" officeooo:rsid="0008f7c9" style:letter-kerning="true"/>
    </style:style>
    <style:style style:name="T29" style:family="text">
      <style:text-properties style:use-window-font-color="true" style:text-underline-style="none" fo:font-weight="bold" officeooo:rsid="0008c590" style:letter-kerning="true" style:font-weight-asian="bold" style:font-weight-complex="bold"/>
    </style:style>
    <style:style style:name="T30" style:family="text">
      <style:text-properties fo:font-size="11pt" fo:font-style="italic"/>
    </style:style>
    <style:style style:name="T31" style:family="text">
      <style:text-properties fo:language="none" fo:country="none"/>
    </style:style>
    <style:style style:name="T32" style:family="text">
      <style:text-properties fo:language="none" fo:country="none" officeooo:rsid="000c9e70"/>
    </style:style>
    <style:style style:name="T33" style:family="text">
      <style:text-properties officeooo:rsid="0008f7c9"/>
    </style:style>
    <style:style style:name="T34" style:family="text">
      <style:text-properties officeooo:rsid="0009616f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09616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Book_20_Title"><text:span text:style-name="T1">отчет</text:span></text:span></text:p>
      <text:p text:style-name="P5"><text:span text:style-name="T2">по лабораторной работе</text:span><text:span text:style-name="T6"> </text:span><text:span text:style-name="T8">№</text:span><text:span text:style-name="T9">3</text:span></text:p>
      <text:p text:style-name="P5"><text:span text:style-name="T2">по дисциплине </text:span><text:span text:style-name="T8">«</text:span><text:span text:style-name="T9">Введение в ИТ</text:span><text:span text:style-name="T8">»</text:span></text:p>
      <text:p text:style-name="P21"><text:span text:style-name="Book_20_Title"><text:span text:style-name="T14">Тема: </text:span></text:span><text:span text:style-name="Book_20_Title"><text:span text:style-name="T15">Парадигмы программирован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9383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4">Ноздрин В.Я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4">Размочаева Н.В.</text:p>
          </table:table-cell>
        </table:table-row>
      </table:table>
      <text:p text:style-name="P5"/>
      <text:p text:style-name="P5"/>
      <text:p text:style-name="P5">Санкт-Петербург</text:p>
      <text:p text:style-name="P5">2019</text:p>
      <text:h text:style-name="P47" text:outline-level="2">Цель работы.</text:h>
      <text:p text:style-name="P2"><text:span text:style-name="T7">Целью данной работы – </text:span><text:span text:style-name="T12">научиться работать с</text:span><text:span text:style-name="T7"> </text:span><text:span text:style-name="T8">Python</text:span><text:span text:style-name="T7"> </text:span><text:span text:style-name="T12">в объектно-ориентированной парадигме программирования.</text:span></text:p>
      <text:h text:style-name="P48" text:outline-level="2">Задание.</text:h>
      <text:p text:style-name="P42"><text:span text:style-name="T26">Н</text:span><text:span text:style-name="T27">еобходимо релизовать систему классов для градостроительной компании</text:span><text:span text:style-name="T26">.</text:span></text:p>
      <text:list xml:id="list4267461581" text:style-name="L6">
        <text:list-item>
          <text:p text:style-name="P24"><text:span text:style-name="T27">Базовый класс – схема дома </text:span><text:span text:style-name="T24">HouseScheme</text:span></text:p>
          <text:p text:style-name="P25"><text:span text:style-name="T27">Поля объекта класса </text:span><text:span text:style-name="T24">HouseScheme</text:span><text:span text:style-name="T27">:</text:span></text:p>
        </text:list-item>
      </text:list>
      <text:list xml:id="list1239422716" text:style-name="L13">
        <text:list-item>
          <text:p text:style-name="P26"><text:span text:style-name="T28">К</text:span><text:span text:style-name="T27">оличество жилых комнат</text:span></text:p>
        </text:list-item>
        <text:list-item>
          <text:p text:style-name="P26"><text:span text:style-name="T28">П</text:span><text:span text:style-name="T27">лощадь (в квадратных метрах, не может быть отрицательной)</text:span></text:p>
        </text:list-item>
        <text:list-item>
          <text:p text:style-name="P26"><text:span text:style-name="T27">совмещенный санузел (значениями могут быть или </text:span><text:span text:style-name="T24">False</text:span><text:span text:style-name="T27">, или </text:span><text:span text:style-name="T24">True</text:span><text:span text:style-name="T27">)</text:span></text:p>
        </text:list-item>
        <text:list-item>
          <text:p text:style-name="P26"><text:span text:style-name="T27">При создании экземпляра класса </text:span><text:span text:style-name="T24">HouseScheme</text:span><text:span text:style-name="T27"> необходимо убедиться, что переданные в конструктор параметры удовлетворяют требованиям, иначе выбросить исключение </text:span><text:span text:style-name="T24">ValueError</text:span><text:span text:style-name="T27"> с текстом </text:span><text:span text:style-name="T24">'Invalid value'</text:span></text:p>
        </text:list-item>
      </text:list>
      <text:list xml:id="list215251054342431" text:continue-list="list4267461581" text:style-name="L6">
        <text:list-item>
          <text:p text:style-name="P24"><text:span text:style-name="T27">Дом деревенский </text:span><text:span text:style-name="T24">CountryHouse</text:span></text:p>
          <text:p text:style-name="P24"><text:span text:style-name="T27">Поля объекта класса </text:span><text:span text:style-name="T24">CountryHouse</text:span><text:span text:style-name="T27">:</text:span></text:p>
        </text:list-item>
      </text:list>
      <text:list xml:id="list2785880179" text:style-name="L14">
        <text:list-item>
          <text:p text:style-name="P27"><text:span text:style-name="T28">К</text:span><text:span text:style-name="T27">оличество жилых комнат</text:span></text:p>
        </text:list-item>
        <text:list-item>
          <text:p text:style-name="P27"><text:span text:style-name="T28">Ж</text:span><text:span text:style-name="T27">илая площадь (в квадратных метрах)</text:span></text:p>
        </text:list-item>
        <text:list-item>
          <text:p text:style-name="P27"><text:span text:style-name="T28">С</text:span><text:span text:style-name="T27">овмещенный санузел (значениями могут быть или </text:span><text:span text:style-name="T24">False</text:span><text:span text:style-name="T27">, или </text:span><text:span text:style-name="T24">True</text:span><text:span text:style-name="T27">)</text:span></text:p>
        </text:list-item>
        <text:list-item>
          <text:p text:style-name="P27"><text:span text:style-name="T28">К</text:span><text:span text:style-name="T27">оличество этажей</text:span></text:p>
        </text:list-item>
        <text:list-item>
          <text:p text:style-name="P27"><text:span text:style-name="T28">П</text:span><text:span text:style-name="T27">лощадь участка</text:span></text:p>
        </text:list-item>
        <text:list-item>
          <text:p text:style-name="P27"><text:span text:style-name="T27">При создании экземпляра класса </text:span><text:span text:style-name="T24">CountryHouse</text:span><text:span text:style-name="T27"> необходимо убедиться, что переданные в конструктор параметры удовлетворяют требованиям, иначе выбросить исключение </text:span><text:span text:style-name="T24">ValueError</text:span><text:span text:style-name="T27"> с текстом </text:span><text:span text:style-name="T24">'Invalid value'</text:span></text:p>
          <text:p text:style-name="P33"><text:span text:style-name="T27">П</text:span><text:span text:style-name="T26">ереопределите методы:</text:span></text:p>
        </text:list-item>
        <text:list-item>
          <text:p text:style-name="P38"><text:span text:style-name="T26">Метод </text:span><text:span text:style-name="T23">__str__()</text:span><text:span text:style-name="T26"> – Преобразование к строке вида:<text:line-break/></text:span><text:span text:style-name="T23">«Country House: Количество жилых комнат &lt;количество жилых комнат&gt;, Жилая площадь &lt;жилая площадь&gt;, Совмещенный санузел &lt;совмещенный санузел&gt;, Количество этажей &lt;количество этажей&gt;, Площадь участка &lt;площадь участка&gt;.»</text:span></text:p>
        </text:list-item>
        <text:list-item>
          <text:p text:style-name="P38"><text:soft-page-break/><text:span text:style-name="T26">Метод </text:span><text:span text:style-name="T23">__eq__()</text:span><text:span text:style-name="T26"> – Метод возвращает </text:span><text:span text:style-name="T23">True</text:span><text:span text:style-name="T26">, если два объекта класса равны и </text:span><text:span text:style-name="T23">False</text:span><text:span text:style-name="T26"> иначе. Два объекта типа </text:span><text:span text:style-name="T23">CountryHouse</text:span><text:span text:style-name="T26"> равны, если равны жилая площадь, площадь участка, при этом количество этажей не отличается больше, чем на </text:span><text:span text:style-name="T23">1</text:span><text:span text:style-name="T26">.</text:span></text:p>
        </text:list-item>
      </text:list>
      <text:list xml:id="list215249415415803" text:continue-list="list215251054342431" text:style-name="L6">
        <text:list-item>
          <text:p text:style-name="P24"><text:span text:style-name="T27">Квартира городская </text:span><text:span text:style-name="T29">Apartment</text:span></text:p>
          <text:p text:style-name="P24"><text:span text:style-name="T27">Поля объекта класса </text:span><text:span text:style-name="T29">Apartment</text:span><text:span text:style-name="T27">:</text:span></text:p>
        </text:list-item>
      </text:list>
      <text:list xml:id="list1563348369" text:style-name="L15">
        <text:list-item>
          <text:p text:style-name="P23"><text:span text:style-name="T28">К</text:span><text:span text:style-name="T27">оличество жилых комнат</text:span></text:p>
        </text:list-item>
        <text:list-item>
          <text:p text:style-name="P23"><text:span text:style-name="T28">П</text:span><text:span text:style-name="T27">лощадь (в квадратных метрах)</text:span></text:p>
        </text:list-item>
        <text:list-item>
          <text:p text:style-name="P23"><text:span text:style-name="T28">С</text:span><text:span text:style-name="T27">овмещенный санузел (значениями могут быть или </text:span><text:span text:style-name="T24">False</text:span><text:span text:style-name="T27">, или </text:span><text:span text:style-name="T24">True</text:span><text:span text:style-name="T27">)</text:span></text:p>
        </text:list-item>
        <text:list-item>
          <text:p text:style-name="P23"><text:span text:style-name="T28">Э</text:span><text:span text:style-name="T27">таж (может быть число от </text:span><text:span text:style-name="T24">1</text:span><text:span text:style-name="T27"> до </text:span><text:span text:style-name="T24">15</text:span><text:span text:style-name="T27">)</text:span></text:p>
        </text:list-item>
        <text:list-item>
          <text:p text:style-name="P23"><text:span text:style-name="T28">К</text:span><text:span text:style-name="T27">уда выходят окна (значением может быть одна из строк: </text:span><text:span text:style-name="T24">N, S, W, E</text:span><text:span text:style-name="T27">)</text:span></text:p>
        </text:list-item>
        <text:list-item>
          <text:p text:style-name="P23"><text:span text:style-name="T27">При создании экземпляра класса </text:span><text:span text:style-name="T29">Apartment</text:span><text:span text:style-name="T27"> необходимо убедиться, что переданные в конструктор параметры удовлетворяют требованиям, иначе выбросить исключение </text:span><text:span text:style-name="T24">ValueError</text:span><text:span text:style-name="T27"> с текстом </text:span><text:span text:style-name="T24">'Invalid value'</text:span></text:p>
          <text:p text:style-name="P22"><text:span text:style-name="T24">Переопределите методы:</text:span></text:p>
        </text:list-item>
        <text:list-item>
          <text:p text:style-name="P22"><text:span text:style-name="T20">Метод</text:span><text:span text:style-name="T24"> __str__() </text:span><text:span text:style-name="T20">– </text:span><text:span text:style-name="T21">П</text:span><text:span text:style-name="T20">реобразование к строке вида:<text:line-break/></text:span><text:span text:style-name="T25">«</text:span><text:span text:style-name="T29">Apartment</text:span><text:span text:style-name="T24">: Количество жилых комнат &lt;количество жилых комнат&gt;, Жилая площадь &lt;жилая площадь&gt;, Совмещенный санузел &lt;совмещенный санузел&gt;, Этаж &lt;этаж&gt;, Окна выходят на &lt;куда выходят окна&gt;.»</text:span></text:p>
        </text:list-item>
      </text:list>
      <text:p text:style-name="P42">Переопределите список <text:span text:style-name="T3">list</text:span> для работы с домами:</text:p>
      <text:list xml:id="list2448620451" text:style-name="L12">
        <text:list-item>
          <text:p text:style-name="P28">Деревня: <text:span text:style-name="T34">реализуйте класс </text:span><text:span text:style-name="T4">CountryHouseList</text:span></text:p>
          <text:p text:style-name="P40">Конструктор:</text:p>
        </text:list-item>
      </text:list>
      <text:list xml:id="list3986739307" text:style-name="L16">
        <text:list-item>
          <text:p text:style-name="P30"><text:span text:style-name="T33">Вызвать конструктор базового класса</text:span></text:p>
        </text:list-item>
        <text:list-item>
          <text:p text:style-name="P30"><text:span text:style-name="T33">Передать в конструктор строку </text:span><text:span text:style-name="T5">name</text:span><text:span text:style-name="T33"> и присвоить её полю </text:span><text:span text:style-name="T5">name</text:span><text:span text:style-name="T33"> созданного объекта</text:span></text:p>
          <text:p text:style-name="P30"><text:span text:style-name="T33">Метод </text:span><text:span text:style-name="T5">append(p_object)</text:span><text:span text:style-name="T33">:</text:span></text:p>
        </text:list-item>
        <text:list-item>
          <text:p text:style-name="P31"><text:span text:style-name="T33">Переопределение метода </text:span><text:span text:style-name="T5">append()</text:span><text:span text:style-name="T33"> списка. В случае, если </text:span><text:span text:style-name="T5">p_object</text:span><text:span text:style-name="T33"> - деревенский дом, элемент добавляется в список, иначе выбрасывается исключение </text:span><text:span text:style-name="T5">TypeError</text:span><text:span text:style-name="T33"> с текстом: </text:span><text:span text:style-name="T5">Invalid type &lt;тип_объекта p_object&gt;</text:span></text:p>
        </text:list-item>
      </text:list>
      <text:list xml:id="list215250959616372" text:continue-list="list2448620451" text:style-name="L12">
        <text:list-header>
          <text:p text:style-name="P39"><text:soft-page-break/>Метод <text:span text:style-name="T3">total_square()</text:span>:</text:p>
        </text:list-header>
      </text:list>
      <text:list xml:id="list398014960" text:style-name="L17">
        <text:list-item>
          <text:p text:style-name="P32"><text:span text:style-name="T33">Посчитать общую жилую площадь</text:span></text:p>
        </text:list-item>
      </text:list>
      <text:list xml:id="list215249779870145" text:continue-list="list215250959616372" text:style-name="L12">
        <text:list-item>
          <text:p text:style-name="P28">Жилой комплекс: <text:span text:style-name="T34">реализуйте класс </text:span><text:span text:style-name="T36">Apartment</text:span><text:span text:style-name="T4">List</text:span></text:p>
          <text:p text:style-name="P28">Конструктор:</text:p>
        </text:list-item>
      </text:list>
      <text:list xml:id="list2361059296" text:style-name="L18">
        <text:list-item>
          <text:p text:style-name="P29">Вызвать конструктор базового класса</text:p>
        </text:list-item>
        <text:list-item>
          <text:p text:style-name="P29"><text:span text:style-name="T34">П</text:span>ередать в конструктор строку <text:span text:style-name="T3">name</text:span> и присвоить её полю <text:span text:style-name="T3">name</text:span> созданного объекта</text:p>
          <text:p text:style-name="P29">Метод <text:span text:style-name="T3">extend(iterable)</text:span>:</text:p>
        </text:list-item>
        <text:list-item>
          <text:p text:style-name="P29">Переопределение метода <text:span text:style-name="T3">extend()</text:span> списка. В случае, если элемент iterable - объект класса <text:span text:style-name="T35">Apartment</text:span>, этот элемент добавляется в список, иначе не добавляется.</text:p>
          <text:p text:style-name="P29">Метод <text:span text:style-name="T35">floor_view</text:span><text:span text:style-name="T3">(floors, directions)</text:span>:</text:p>
        </text:list-item>
        <text:list-item>
          <text:p text:style-name="P29">В качестве параметров метод получает диапазон возможных этажей в виде списка <text:span text:style-name="T3">(например, [1, 5]) </text:span>и список направлений из <text:span text:style-name="T3">('N', 'S', 'W', 'E')</text:span>. Метод должен выводить квартиры, этаж которых входит в переданный диапазон <text:span text:style-name="T3">(для [1, 5] это 1, 2, 3, 4, 5)</text:span> и окна которых выходят в одном из переданных направлений.</text:p>
          <text:p text:style-name="P29">Формат вывода:</text:p>
          <text:p text:style-name="P34">&lt;Направление_1&gt;: &lt;этаж_1&gt;</text:p>
          <text:p text:style-name="P34">&lt;Направление_2&gt;: &lt;этаж_2&gt;</text:p>
          <text:p text:style-name="P34">…</text:p>
          <text:p text:style-name="P29"><text:span text:style-name="T34">Н</text:span>авления и этажи могут повторятся. Для реализации используйте функцию <text:span text:style-name="T3">filter()</text:span>.</text:p>
        </text:list-item>
      </text:list>
      <text:h text:style-name="P49" text:outline-level="2"><text:span text:style-name="T26">Выполнение работы.</text:span></text:h>
      <text:p text:style-name="P16"><text:span text:style-name="T34">Иерархия классов</text:span>:</text:p>
      <text:list xml:id="list1090535470" text:style-name="L21">
        <text:list-item>
          <text:p text:style-name="P17">Object</text:p>
          <text:list>
            <text:list-item>
              <text:p text:style-name="P35"><text:span text:style-name="T11">HouseScheme</text:span></text:p>
              <text:list>
                <text:list-item>
                  <text:p text:style-name="P35"><text:span text:style-name="T11">CountryHouse</text:span></text:p>
                </text:list-item>
                <text:list-item>
                  <text:p text:style-name="P35"><text:span text:style-name="T11">Apartment</text:span></text:p>
                </text:list-item>
              </text:list>
            </text:list-item>
            <text:list-item>
              <text:p text:style-name="P35"><text:span text:style-name="T11">List</text:span></text:p>
              <text:list>
                <text:list-item>
                  <text:p text:style-name="P35"><text:soft-page-break/><text:span text:style-name="T11">CountryHouseList</text:span></text:p>
                </text:list-item>
                <text:list-item>
                  <text:p text:style-name="P35"><text:span text:style-name="T11">ApartmentList</text:span></text:p>
                </text:list-item>
              </text:list>
            </text:list-item>
          </text:list>
        </text:list-item>
      </text:list>
      <text:p text:style-name="P41"><text:span text:style-name="T26">Переопределенные методы:</text:span></text:p>
      <text:p text:style-name="P36"><text:span text:style-name="T26">init, str, eq, append, extend </text:span><text:span text:style-name="T19">– </text:span><text:span text:style-name="T22">переопределены согласно условию</text:span></text:p>
      <text:p text:style-name="P37"><text:span text:style-name="T19">Метод </text:span><text:span text:style-name="T26">__str__ </text:span><text:span text:style-name="T19">вызывается при передаче объектов классов в функцию </text:span><text:span text:style-name="T17">print() </text:span><text:span text:style-name="T18">или в другие функции, вызывающие его.</text:span></text:p>
      <text:p text:style-name="P37"><text:span text:style-name="T18">Непереопределенные методы класса </text:span><text:span text:style-name="T17">list </text:span><text:span text:style-name="T18">работают для <text:s/>объектов классов </text:span><text:span text:style-name="T17">CountryHouseList </text:span><text:span text:style-name="T18">и </text:span><text:span text:style-name="T17">ApartmentList. </text:span><text:span text:style-name="T18">Это происходит потому, что данные классы наследуются от класса </text:span><text:span text:style-name="T17">list</text:span><text:span text:style-name="T18">, а следовательно, объекты данных классов будут являтся в то же время объектами класса </text:span><text:span text:style-name="T17">list. </text:span><text:span text:style-name="T18">При этом нельзя гарантировать, что после применения этих непереопределенных методов, собственные методы классов <text:s/></text:span><text:span text:style-name="T17">CountryHouseList </text:span><text:span text:style-name="T18">и </text:span><text:span text:style-name="T17">ApartmentList </text:span><text:span text:style-name="T18">будут работать корренктно.</text:span></text:p>
      <text:p text:style-name="P6">Разработанный программный код см. в приложении А.</text:p>
      <text:h text:style-name="P48" text:outline-level="2">Выводы.</text:h>
      <text:p text:style-name="P15">Были изучены основные понятия,<text:span text:style-name="T31"> </text:span><text:span text:style-name="T32">и принципы ООП парадигмы написания программ</text:span>. </text:p>
      <text:p text:style-name="P7"><text:span text:style-name="T7">Был</text:span><text:span text:style-name="T13">а</text:span><text:span text:style-name="T7"> разработана </text:span><text:span text:style-name="T13">система классов для градостроительной компании</text:span><text:span text:style-name="T7">.</text:span></text:p>
      <text:h text:style-name="P44" text:outline-level="1">Приложение А<text:line-break/>Исходный код программы</text:h>
      <text:p text:style-name="P8"><text:span text:style-name="T16">Название файла: main.py</text:span></text:p>
      <text:p text:style-name="P20"><text:span text:style-name="T30"># -*- coding: utf-8 -*-</text:span></text:p>
      <text:p text:style-name="P20"><text:span text:style-name="T30"/></text:p>
      <text:p text:style-name="P20"><text:span text:style-name="T30"/></text:p>
      <text:p text:style-name="P20"><text:span text:style-name="T30">class HouseScheme:</text:span></text:p>
      <text:p text:style-name="P20"><text:span text:style-name="T30"><text:s text:c="4"/>def __init__(self, amount_of_rooms, house_area, combined_bathroom):</text:span></text:p>
      <text:p text:style-name="P20"><text:span text:style-name="T30"><text:s text:c="8"/>if (amount_of_rooms &lt; 0) or (house_area &lt; 0) or (not isinstance(combined_bathroom, bool)):</text:span></text:p>
      <text:p text:style-name="P20"><text:span text:style-name="T30"><text:s text:c="12"/>raise ValueError('Invalid value')</text:span></text:p>
      <text:p text:style-name="P20"><text:span text:style-name="T30"><text:s text:c="8"/>self.amount_of_rooms = amount_of_rooms</text:span></text:p>
      <text:p text:style-name="P20"><text:span text:style-name="T30"><text:s text:c="8"/>self.house_area = house_area</text:span></text:p>
      <text:p text:style-name="P20"><text:span text:style-name="T30"><text:s text:c="8"/>self.combined_bathroom = combined_bathroom</text:span></text:p>
      <text:p text:style-name="P20"><text:span text:style-name="T30"/></text:p>
      <text:p text:style-name="P20"><text:span text:style-name="T30"/></text:p>
      <text:p text:style-name="P20"><text:span text:style-name="T30">class CountryHouse(HouseScheme):</text:span></text:p>
      <text:p text:style-name="P20"><text:span text:style-name="T30"><text:s text:c="4"/>def __init__(self, amount_of_rooms, house_area, combined_bathroom, amount_of_floors, area):</text:span></text:p>
      <text:p text:style-name="P20"><text:span text:style-name="T30"><text:s text:c="8"/>super().__init__(amount_of_rooms, house_area, combined_bathroom)</text:span></text:p>
      <text:p text:style-name="P20"><text:span text:style-name="T30"><text:s text:c="8"/>if (amount_of_floors &lt; 0) or (area &lt; 0):</text:span></text:p>
      <text:p text:style-name="P20"><text:span text:style-name="T30"><text:s text:c="12"/>raise ValueError('Invalid value')</text:span></text:p>
      <text:p text:style-name="P20"><text:span text:style-name="T30"><text:s text:c="8"/>self.amount_of_floors = amount_of_floors</text:span></text:p>
      <text:p text:style-name="P20"><text:span text:style-name="T30"><text:s text:c="8"/>self.area = area</text:span></text:p>
      <text:p text:style-name="P20"><text:span text:style-name="T30"/></text:p>
      <text:p text:style-name="P20"><text:span text:style-name="T30"><text:s text:c="4"/>def __str__(self):</text:span></text:p>
      <text:p text:style-name="P20"><text:span text:style-name="T30"><text:s text:c="8"/>return 'Country House: Количество жилых комнат {}, Жилая площадь {}, Совмещенный санузел {}, Количество ' \</text:span></text:p>
      <text:p text:style-name="P20"><text:span text:style-name="T30"><text:s text:c="15"/>'этажей {}, Площадь участка {}.'.format(self.amount_of_rooms, self.house_area, self.combined_bathroom,</text:span></text:p>
      <text:p text:style-name="P20"><text:span text:style-name="T30"><text:s text:c="55"/>self.amount_of_floors, self.area)</text:span></text:p>
      <text:p text:style-name="P20"><text:span text:style-name="T30"/></text:p>
      <text:p text:style-name="P20"><text:span text:style-name="T30"><text:s text:c="4"/>def __eq__(self, o):</text:span></text:p>
      <text:p text:style-name="P20"><text:span text:style-name="T30"><text:s text:c="8"/>"""</text:span></text:p>
      <text:p text:style-name="P20"><text:span text:style-name="T30"><text:s text:c="8"/>:type o: CountryHouse</text:span></text:p>
      <text:p text:style-name="P20"><text:soft-page-break/><text:span text:style-name="T30"><text:s text:c="8"/>"""</text:span></text:p>
      <text:p text:style-name="P20"><text:span text:style-name="T30"><text:s text:c="8"/>return (self.house_area == o.house_area) and (self.area == o.area) and \</text:span></text:p>
      <text:p text:style-name="P20"><text:span text:style-name="T30"><text:s text:c="15"/>(abs(self.amount_of_floors - o.amount_of_floors) &lt;= 1)</text:span></text:p>
      <text:p text:style-name="P20"><text:span text:style-name="T30"/></text:p>
      <text:p text:style-name="P20"><text:span text:style-name="T30"/></text:p>
      <text:p text:style-name="P20"><text:span text:style-name="T30">class Apartment(HouseScheme):</text:span></text:p>
      <text:p text:style-name="P20"><text:span text:style-name="T30"><text:s text:c="4"/>def __init__(self, amount_of_rooms, house_area, combined_bathroom, floor, windows_direction):</text:span></text:p>
      <text:p text:style-name="P20"><text:span text:style-name="T30"><text:s text:c="8"/>super().__init__(amount_of_rooms, house_area, combined_bathroom)</text:span></text:p>
      <text:p text:style-name="P20"><text:span text:style-name="T30"><text:s text:c="8"/>if (floor &lt; 1) or (floor &gt; 15) or (windows_direction not in 'NSWE'):</text:span></text:p>
      <text:p text:style-name="P20"><text:span text:style-name="T30"><text:s text:c="12"/>raise ValueError('Invalid value')</text:span></text:p>
      <text:p text:style-name="P20"><text:span text:style-name="T30"><text:s text:c="8"/>self.floor = floor</text:span></text:p>
      <text:p text:style-name="P20"><text:span text:style-name="T30"><text:s text:c="8"/>self.windows_direction = windows_direction</text:span></text:p>
      <text:p text:style-name="P20"><text:span text:style-name="T30"/></text:p>
      <text:p text:style-name="P20"><text:span text:style-name="T30"><text:s text:c="4"/>def __str__(self):</text:span></text:p>
      <text:p text:style-name="P20"><text:span text:style-name="T30"><text:s text:c="8"/>return 'Apartment: Количество жилых комнат {}, Жилая площадь {}, Совмещенный санузел {}, Этаж {}, ' \</text:span></text:p>
      <text:p text:style-name="P20"><text:span text:style-name="T30"><text:s text:c="15"/>'Окна выходят на {}.'.format(self.amount_of_rooms, self.house_area, self.combined_bathroom,</text:span></text:p>
      <text:p text:style-name="P20"><text:span text:style-name="T30"><text:s text:c="44"/>self.floor, self.windows_direction)</text:span></text:p>
      <text:p text:style-name="P20"><text:span text:style-name="T30"/></text:p>
      <text:p text:style-name="P20"><text:span text:style-name="T30"/></text:p>
      <text:p text:style-name="P20"><text:span text:style-name="T30">class CountryHouseList(list):</text:span></text:p>
      <text:p text:style-name="P20"><text:span text:style-name="T30"><text:s text:c="4"/>def __init__(self, name: str):</text:span></text:p>
      <text:p text:style-name="P20"><text:span text:style-name="T30"><text:s text:c="8"/>super().__init__()</text:span></text:p>
      <text:p text:style-name="P20"><text:span text:style-name="T30"><text:s text:c="8"/>self.name = name</text:span></text:p>
      <text:p text:style-name="P20"><text:span text:style-name="T30"/></text:p>
      <text:p text:style-name="P20"><text:span text:style-name="T30"><text:s text:c="4"/>def append(self, p_object):</text:span></text:p>
      <text:p text:style-name="P20"><text:span text:style-name="T30"><text:s text:c="8"/>if not isinstance(p_object, CountryHouse):</text:span></text:p>
      <text:p text:style-name="P20"><text:span text:style-name="T30"><text:s text:c="12"/>raise TypeError('Invalid type {}'.format(type(p_object)))</text:span></text:p>
      <text:p text:style-name="P20"><text:span text:style-name="T30"><text:s text:c="8"/>super().append(p_object)</text:span></text:p>
      <text:p text:style-name="P20"><text:span text:style-name="T30"/></text:p>
      <text:p text:style-name="P20"><text:span text:style-name="T30"><text:s text:c="4"/>def total_square(self):</text:span></text:p>
      <text:p text:style-name="P20"><text:span text:style-name="T30"><text:s text:c="8"/>return sum(map(lambda x: x.house_area, self))</text:span></text:p>
      <text:p text:style-name="P20"><text:span text:style-name="T30"/></text:p>
      <text:p text:style-name="P20"><text:soft-page-break/><text:span text:style-name="T30"/></text:p>
      <text:p text:style-name="P20"><text:span text:style-name="T30">class ApartmentList(list):</text:span></text:p>
      <text:p text:style-name="P20"><text:span text:style-name="T30"><text:s text:c="4"/>def __init__(self, name: str):</text:span></text:p>
      <text:p text:style-name="P20"><text:span text:style-name="T30"><text:s text:c="8"/>super().__init__()</text:span></text:p>
      <text:p text:style-name="P20"><text:span text:style-name="T30"><text:s text:c="8"/>self.name = name</text:span></text:p>
      <text:p text:style-name="P20"><text:span text:style-name="T30"/></text:p>
      <text:p text:style-name="P20"><text:span text:style-name="T30"><text:s text:c="4"/>def extend(self, iterable):</text:span></text:p>
      <text:p text:style-name="P20"><text:span text:style-name="T30"><text:s text:c="8"/>super().extend(filter(lambda x: isinstance(x, Apartment), iterable))</text:span></text:p>
      <text:p text:style-name="P20"><text:span text:style-name="T30"/></text:p>
      <text:p text:style-name="P20"><text:span text:style-name="T30"><text:s text:c="4"/>def floor_view(self, floors, directions):</text:span></text:p>
      <text:p text:style-name="P20"><text:span text:style-name="T30"><text:s text:c="8"/>for x in filter(lambda flat: (flat.floor in range(floors[0], floors[1] + 1)) and (</text:span></text:p>
      <text:p text:style-name="P20"><text:span text:style-name="T30"><text:s text:c="40"/>flat.windows_direction in directions), self):</text:span></text:p>
      <text:p text:style-name="P20"><text:span text:style-name="T30"><text:s text:c="12"/>print("{}: {}".format(x.windows_direction, x.floor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Roboto Mono" svg:font-family="'Roboto Mono', monospace"/>
    <style:font-face style:name="Roboto" svg:font-family="Roboto, sans-serif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Index" style:family="paragraph" style:class="index">
      <style:paragraph-properties text:number-lines="false" text:line-number="0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ibliography_20_custom1" style:display-name="Bibliography custom1" style:family="paragraph"/>
    <style:style style:name="Bibliography_20_www" style:display-name="Bibliography www" style:family="paragraph"/>
    <style:style style:name="Bibliography_20_custom3" style:display-name="Bibliography custom3" style:family="paragraph"/>
    <style:style style:name="Bibliography_20_custom2" style:display-name="Bibliography custom2" style:family="paragraph"/>
    <style:style style:name="Bibliography_20_custom5" style:display-name="Bibliography custom5" style:family="paragraph"/>
    <style:style style:name="Bibliography_20_custom4" style:display-name="Bibliography custom4" style:family="paragraph"/>
    <style:style style:name="Endnote" style:family="paragraph" style:class="extra"/>
    <style:style style:name="Footnote" style:family="paragraph" style:class="extra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style:letter-kerning="true" fo:hyphenate="false" fo:hyphenation-remain-char-count="2" fo:hyphenation-push-char-count="2"/>
    </style:style>
    <style:style style:name="Bibliography_20_book" style:display-name="Bibliography book" style:family="paragraph"/>
    <style:style style:name="Bibliography_20_article" style:display-name="Bibliography article" style:family="paragraph"/>
    <style:style style:name="Bibliography_20_conference" style:display-name="Bibliography conference" style:family="paragraph"/>
    <style:style style:name="Bibliography_20_booklet" style:display-name="Bibliography booklet" style:family="paragraph"/>
    <style:style style:name="Bibliography_20_inbook" style:display-name="Bibliography inbook" style:family="paragraph"/>
    <style:style style:name="Bibliography_20_email" style:display-name="Bibliography email" style:family="paragraph"/>
    <style:style style:name="Bibliography_20_inproceedings" style:display-name="Bibliography inproceedings" style:family="paragraph"/>
    <style:style style:name="Bibliography_20_incollection" style:display-name="Bibliography incollection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Bibliography_20_manual" style:display-name="Bibliography manual" style:family="paragraph"/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/>
    </style:style>
    <style:style style:name="Bibliography_20_journal" style:display-name="Bibliography journal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Bibliography_20_misc" style:display-name="Bibliography misc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mastersthesis" style:display-name="Bibliography mastersthesis" style:family="paragraph"/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proceedings" style:display-name="Bibliography proceedings" style:family="paragraph"/>
    <style:style style:name="Bibliography_20_phdthesis" style:display-name="Bibliography phdthesis" style:family="paragraph"/>
    <style:style style:name="List" style:family="paragraph" style:class="list"/>
    <style:style style:name="Bibliography_20_unpublished" style:display-name="Bibliography unpublished" style:family="paragraph"/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/>
    </style:style>
    <style:style style:name="Bibliography_20_techreport" style:display-name="Bibliography techreport" style:family="paragraph"/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Frame_20_contents" style:display-name="Frame contents" style:family="paragraph" style:class="extra"/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ListLabel_20_7" style:display-name="ListLabel 7" style:family="text"/>
    <style:style style:name="ListLabel_20_2" style:display-name="ListLabel 2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3" style:display-name="ListLabel 3" style:family="text"/>
    <style:style style:name="ListLabel_20_6" style:display-name="ListLabel 6" style:family="text"/>
    <style:style style:name="ListLabel_20_9" style:display-name="ListLabel 9" style:family="text"/>
    <style:style style:name="ListLabel_20_5" style:display-name="ListLabel 5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8" style:display-name="ListLabel 8" style:family="text"/>
    <style:style style:name="ListLabel_20_4" style:display-name="ListLabel 4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Default"/>
    <style:master-page style:name="Index" style:page-layout-name="Mpm2"/>
    <style:master-page style:name="Default" style:page-layout-name="Mpm3">
      <style:footer>
        <text:p text:style-name="MP1"><text:page-number style:num-format="1" text:select-page="current">2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meta:initial-creator>Unknown</meta:initial-creator>
    <meta:editing-cycles>37</meta:editing-cycles>
    <dc:date>2019-11-18T21:52:49.311725714</dc:date>
    <meta:creation-date>2018-10-16T14:07:55.262000000</meta:creation-date>
    <meta:editing-duration>PT13M51S</meta:editing-duration>
    <meta:document-statistic meta:table-count="1" meta:image-count="0" meta:object-count="0" meta:page-count="8" meta:paragraph-count="144" meta:word-count="923" meta:character-count="7840" meta:non-whitespace-character-count="6598"/>
  </office:meta>
</office:document-meta>
</file>